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Date.getY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ate.compareToGDate( GDateSpecification datesp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ate.get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ate.isSpace( char c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Date.hasTime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ate.ensureCanonicalString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GDate.GDate( CharSequence string )</text:p>
          </table:table-cell>
          <table:table-cell office:value-type="float" office:value="61">
            <text:p text:style-name="Table_20_Contents">61</text:p>
          </table:table-cell>
          <table:table-cell office:value-type="float" office:value="107">
            <text:p text:style-name="Table_20_Contents">107</text:p>
          </table:table-cell>
          <table:table-cell office:value-type="float" office:value="173">
            <text:p text:style-name="Table_20_Contents">173</text:p>
          </table:table-cell>
        </table:table-row>
        <table:table-row>
          <table:table-cell office:value-type="string">
            <text:p text:style-name="Table_20_Contents">GDate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Date.has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ate.GDate( GDateSpecification gdat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GDate.digitVal( cha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ate.getCalend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ate.twoDigit( CharSequence str ,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Date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ate.getHo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ate.getFla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ate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ate._padFourAppend( char [ ] b , int i , int 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GDate.canonical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Date.getTimeZoneS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ate.getTimeZoneMin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ate.has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ate.isImmu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ate.isDigit( cha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ate.getMin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ate.GDate( Calendar calendar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26">
            <text:p text:style-name="Table_20_Contents">26</text:p>
          </table:table-cell>
          <table:table-cell office:value-type="float" office:value="98">
            <text:p text:style-name="Table_20_Contents">98</text:p>
          </table:table-cell>
        </table:table-row>
        <table:table-row>
          <table:table-cell office:value-type="string">
            <text:p text:style-name="Table_20_Contents">GDate.add( GDurationSpecification 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Date._padTwoAppend( char [ ] b , int i , int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Date.timeZoneForGDate( GDateSpecification dat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GDate.formatGDate( GDateSpecification spec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2">
            <text:p text:style-name="Table_20_Contents">22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GDat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Date.has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ate.hasY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ate.getMon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ate.hasMon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at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Date.getTimeZoneHo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ate.G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ate.getBuiltinTyp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ate.subtract( GDurationSpecification 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Date.getSeco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ate.getMilliseco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Date.GDate( int year , int month , int day , int hour , int minute , int second , BigDecimal fra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Date.getJulian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ate.GDate( int year , int month , int day , int hour , int minute , int second , BigDecimal fraction , int tzSign , int tzHour , int tzMinu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Date.getF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